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2.323cm" fo:min-width="19.058cm" draw:shadow-opacity="0%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227cm" fo:min-width="0.51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20.3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0.3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354cm" fo:min-width="0.7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6.354cm" fo:min-width="1.78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6.354cm" fo:min-width="1.784cm"/>
      <style:paragraph-properties style:writing-mode="lr-tb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13.085cm" fo:min-width="20.201cm" draw:shadow-opacity="0%"/>
    </style:style>
    <style:style style:name="gr10" style:family="graphic" style:parent-style-name="standard">
      <style:graphic-properties draw:textarea-horizontal-align="justify" draw:textarea-vertical-align="middle" draw:auto-grow-height="false" fo:min-height="7.624cm" fo:min-width="1.40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20.58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text-align="start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58cm" svg:height="12.573cm" svg:x="3.159cm" svg:y="4.68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78cm" svg:y1="15.986cm" svg:x2="3.54cm" svg:y2="15.986cm">
          <text:p/>
        </draw:line>
        <draw:line draw:style-name="gr2" draw:text-style-name="P2" draw:layer="layout" svg:x1="2.778cm" svg:y1="14.589cm" svg:x2="3.54cm" svg:y2="14.589cm">
          <text:p/>
        </draw:line>
        <draw:line draw:style-name="gr2" draw:text-style-name="P2" draw:layer="layout" svg:x1="2.905cm" svg:y1="13.319cm" svg:x2="3.667cm" svg:y2="13.319cm">
          <text:p/>
        </draw:line>
        <draw:line draw:style-name="gr2" draw:text-style-name="P2" draw:layer="layout" svg:x1="2.778cm" svg:y1="12.049cm" svg:x2="3.667cm" svg:y2="12.049cm">
          <text:p/>
        </draw:line>
        <draw:line draw:style-name="gr2" draw:text-style-name="P2" draw:layer="layout" svg:x1="2.905cm" svg:y1="10.652cm" svg:x2="3.794cm" svg:y2="10.652cm">
          <text:p/>
        </draw:line>
        <draw:custom-shape draw:style-name="gr3" draw:text-style-name="P3" draw:layer="layout" svg:width="1.016cm" svg:height="6.477cm" svg:x="1.762cm" svg:y="10.017cm">
          <text:p text:style-name="P3">E</text:p>
          <text:p text:style-name="P3"/>
          <text:p text:style-name="P3">D</text:p>
          <text:p text:style-name="P3"/>
          <text:p text:style-name="P3">C</text:p>
          <text:p text:style-name="P3"/>
          <text:p text:style-name="P3">B</text:p>
          <text:p text:style-name="P3"/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0.828cm" svg:height="1.143cm" svg:x="2.27cm" svg:y="17.256cm">
          <text:p text:style-name="P4">0<text:tab/>1<text:tab/>2<text:tab/>3<text:tab/>4<text:tab/>5<text:tab/>6<text:tab/>7<text:tab/>8<text:tab/>9<text:tab/>10<text:tab/>11<text:tab/>12<text:tab/>13<text:tab/>14<text:tab/>15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86cm" svg:y1="15.986cm" svg:x2="6.461cm" svg:y2="15.986cm">
          <text:p/>
        </draw:line>
        <draw:line draw:style-name="gr2" draw:text-style-name="P2" draw:layer="layout" svg:x1="6.461cm" svg:y1="14.716cm" svg:x2="7.985cm" svg:y2="14.716cm">
          <text:p/>
        </draw:line>
        <draw:line draw:style-name="gr2" draw:text-style-name="P2" draw:layer="layout" svg:x1="7.985cm" svg:y1="13.319cm" svg:x2="12.811cm" svg:y2="13.319cm">
          <text:p/>
        </draw:line>
        <draw:line draw:style-name="gr2" draw:text-style-name="P2" draw:layer="layout" svg:x1="12.811cm" svg:y1="10.779cm" svg:x2="13.954cm" svg:y2="10.779cm">
          <text:p/>
        </draw:line>
        <draw:line draw:style-name="gr2" draw:text-style-name="P2" draw:layer="layout" svg:x1="14.081cm" svg:y1="12.303cm" svg:x2="16.621cm" svg:y2="12.303cm">
          <text:p/>
        </draw:line>
        <draw:line draw:style-name="gr2" draw:text-style-name="P2" draw:layer="layout" svg:x1="17.002cm" svg:y1="14.97cm" svg:x2="22.082cm" svg:y2="14.97cm">
          <text:p/>
        </draw:line>
        <draw:line draw:style-name="gr2" draw:text-style-name="P2" draw:layer="layout" svg:x1="6.461cm" svg:y1="4.556cm" svg:x2="6.461cm" svg:y2="17.383cm">
          <text:p/>
        </draw:line>
        <draw:line draw:style-name="gr2" draw:text-style-name="P2" draw:layer="layout" svg:x1="7.985cm" svg:y1="17.383cm" svg:x2="7.985cm" svg:y2="4.81cm">
          <text:p/>
        </draw:line>
        <draw:line draw:style-name="gr2" draw:text-style-name="P2" draw:layer="layout" svg:x1="12.938cm" svg:y1="17.256cm" svg:x2="12.938cm" svg:y2="4.81cm">
          <text:p/>
        </draw:line>
        <draw:line draw:style-name="gr2" draw:text-style-name="P2" draw:layer="layout" svg:x1="14.081cm" svg:y1="17.256cm" svg:x2="14.081cm" svg:y2="4.81cm">
          <text:p/>
        </draw:line>
        <draw:line draw:style-name="gr2" draw:text-style-name="P2" draw:layer="layout" svg:x1="16.875cm" svg:y1="17.256cm" svg:x2="16.875cm" svg:y2="4.81cm">
          <text:p/>
        </draw:line>
        <draw:custom-shape draw:style-name="gr5" draw:text-style-name="P4" draw:layer="layout" svg:width="20.828cm" svg:height="0.889cm" svg:x="2.27cm" svg:y="18.399cm">
          <text:p text:style-name="P4">A<text:tab/>B<text:tab/><text:tab/><text:tab/>C<text:tab/><text:tab/>D<text:tab/>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6.604cm" svg:x="23.86cm" svg:y="2.016cm">
          <text:p text:style-name="P3">A</text:p>
          <text:p text:style-name="P3"/>
          <text:p text:style-name="P3">B</text:p>
          <text:p text:style-name="P3"/>
          <text:p text:style-name="P3">C</text:p>
          <text:p text:style-name="P3"/>
          <text:p text:style-name="P3">D</text:p>
          <text:p text:style-name="P3"/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6.604cm" svg:x="25.13cm" svg:y="2.016cm">
          <text:p text:style-name="P3">3-0=0</text:p>
          <text:p text:style-name="P3"/>
          <text:p text:style-name="P3">9-1=8</text:p>
          <text:p text:style-name="P3"/>
          <text:p text:style-name="P3">13-4=9</text:p>
          <text:p text:style-name="P3"/>
          <text:p text:style-name="P3">15-6=9</text:p>
          <text:p text:style-name="P3"/>
          <text:p text:style-name="P3">9-7=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284cm" svg:height="6.604cm" svg:x="27.416cm" svg:y="2.016cm">
          <text:p text:style-name="P3">3-3=0</text:p>
          <text:p text:style-name="P3"/>
          <text:p text:style-name="P3">8-6=2</text:p>
          <text:p text:style-name="P3"/>
          <text:p text:style-name="P3">9-4=5</text:p>
          <text:p text:style-name="P3"/>
          <text:p text:style-name="P3">9-2=7</text:p>
          <text:p text:style-name="P3"/>
          <text:p text:style-name="P3">9-1=8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5" draw:layer="layout" svg:width="20.701cm" svg:height="13.335cm" svg:x="2.397cm" svg:y="5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7.874cm" svg:x="0.492cm" svg:y="10.017cm">
          <text:p text:style-name="P6">E</text:p>
          <text:p text:style-name="P6"/>
          <text:p text:style-name="P6">D</text:p>
          <text:p text:style-name="P6"/>
          <text:p text:style-name="P6">C</text:p>
          <text:p text:style-name="P6"/>
          <text:p text:style-name="P6">B</text:p>
          <text:p text:style-name="P6"/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1.082cm" svg:height="1.397cm" svg:x="2.397cm" svg:y="18.399cm">
          <text:p text:style-name="P4">0<text:tab/>1<text:tab/>2<text:tab/>3<text:tab/>4<text:tab/>5<text:tab/>6<text:tab/>7<text:tab/>8<text:tab/>9<text:tab/>10<text:tab/>11<text:tab/>12<text:tab/>13<text:tab/>14<text:tab/>15<text:tab/>16</text:p>
          <text:p text:style-name="P4">A<text:tab/>B<text:tab/><text:tab/><text:tab/>C<text:tab/><text:tab/>D<text:tab/>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24cm" svg:y1="16.875cm" svg:x2="6.588cm" svg:y2="16.875cm">
          <text:p/>
        </draw:line>
        <draw:line draw:style-name="gr2" draw:text-style-name="P2" draw:layer="layout" svg:x1="6.715cm" svg:y1="15.605cm" svg:x2="14.208cm" svg:y2="15.605cm">
          <text:p/>
        </draw:line>
        <draw:line draw:style-name="gr2" draw:text-style-name="P2" draw:layer="layout" svg:x1="14.208cm" svg:y1="11.414cm" svg:x2="15.859cm" svg:y2="11.414cm">
          <text:p/>
        </draw:line>
        <draw:line draw:style-name="gr2" draw:text-style-name="P2" draw:layer="layout" svg:x1="15.986cm" svg:y1="12.811cm" svg:x2="18.272cm" svg:y2="12.811cm">
          <text:p/>
        </draw:line>
        <draw:line draw:style-name="gr2" draw:text-style-name="P2" draw:layer="layout" svg:x1="18.399cm" svg:y1="14.335cm" svg:x2="23.098cm" svg:y2="14.335cm">
          <text:p/>
        </draw:line>
        <draw:line draw:style-name="gr2" draw:text-style-name="P2" draw:layer="layout" svg:x1="6.715cm" svg:y1="18.399cm" svg:x2="6.715cm" svg:y2="5.064cm">
          <text:p/>
        </draw:line>
        <draw:line draw:style-name="gr2" draw:text-style-name="P2" draw:layer="layout" svg:x1="14.335cm" svg:y1="18.399cm" svg:x2="14.335cm" svg:y2="4.937cm">
          <text:p/>
        </draw:line>
        <draw:line draw:style-name="gr2" draw:text-style-name="P2" draw:layer="layout" svg:x1="15.732cm" svg:y1="18.399cm" svg:x2="15.732cm" svg:y2="5.064cm">
          <text:p/>
        </draw:line>
        <draw:line draw:style-name="gr2" draw:text-style-name="P2" draw:layer="layout" svg:x1="18.272cm" svg:y1="18.399cm" svg:x2="18.272cm" svg:y2="5.0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2:33:16.468875380</meta:creation-date>
    <dc:date>2022-09-29T12:59:15.462123113</dc:date>
    <meta:editing-duration>PT15M48S</meta:editing-duration>
    <meta:editing-cycles>2</meta:editing-cycles>
    <meta:generator>LibreOffice/6.4.7.2$Linux_X86_64 LibreOffice_project/40$Build-2</meta:generator>
    <meta:document-statistic meta:object-count="35"/>
  </office:meta>
</office:document-meta>
</file>